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c97" officeooo:paragraph-rsid="00122c97"/>
    </style:style>
    <style:style style:name="T1" style:family="text">
      <style:text-properties officeooo:rsid="0011e4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 Nhath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3.1.2$Linux_X86_64 LibreOffice_project/30m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2" meta:character-count="11" meta:non-whitespace-character-count="10"/>
  </office:meta>
</office:document-meta>
</file>